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3" style:family="graphic" style:parent-style-name="standard">
      <style:graphic-properties draw:fill="solid" draw:fill-color="#e6e6ff" draw:textarea-horizontal-align="right" draw:textarea-vertical-align="bottom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draw:fill="solid" draw:fill-color="#e6e6ff" draw:textarea-horizontal-align="right" draw:textarea-vertical-align="bottom" draw:auto-grow-height="false"/>
    </style:style>
    <style:style style:name="P1" style:family="paragraph">
      <style:paragraph-properties fo:text-align="center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T1" style:family="text">
      <style:text-properties fo:font-size="14pt" fo:font-weight="bold"/>
    </style:style>
    <style:style style:name="T2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7.767cm" svg:height="6.786cm" svg:x="10.732cm" svg:y="3.601cm" svg:viewBox="0 0 7768 6787" draw:points="0,3 7768,0 7768,2020 4293,2020 4293,6787 11,6787 14,5578 3889,5575 3889,1131 6,1122">
          <text:p/>
        </draw:polygon>
        <draw:custom-shape draw:style-name="gr2" draw:text-style-name="P3" draw:layer="layout" svg:width="8.484cm" svg:height="4.041cm" svg:x="5.975cm" svg:y="4.893cm">
          <text:p text:style-name="P2"><text:span text:style-name="T1">rep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758cm" svg:height="2.91cm" svg:x="10.742cm" svg:y="10.549cm">
          <text:p text:style-name="P2"><text:span text:style-name="T1">cryp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677cm" svg:height="2.91cm" svg:x="2.5cm" svg:y="10.549cm">
          <text:p text:style-name="P2"><text:span text:style-name="T1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1" draw:layer="layout" svg:width="3.231cm" svg:height="0.809cm" svg:x="9.288cm" svg:y="7.883cm">
          <text:p text:style-name="P2"><text:span text:style-name="T2">repo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2" draw:layer="layout" svg:width="3.233cm" svg:height="0.808cm" svg:x="6.702cm" svg:y="12.327cm">
          <text:p text:style-name="P2"><text:span text:style-name="T2">transport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0.903cm" svg:y1="8.692cm" svg:x2="8.318cm" svg:y2="12.327cm" draw:start-shape="id1" draw:start-glue-point="2" draw:end-shape="id2" draw:end-glue-point="0" svg:d="m10903 8692-2585 3635">
          <text:p/>
        </draw:connector>
        <draw:custom-shape draw:style-name="gr4" draw:text-style-name="P4" draw:id="id3" draw:layer="layout" svg:width="3.233cm" svg:height="0.808cm" svg:x="10.984cm" svg:y="12.327cm">
          <text:p text:style-name="P2"><text:span text:style-name="T2">crypto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9.935cm" svg:y1="12.731cm" svg:x2="10.984cm" svg:y2="12.731cm" draw:start-shape="id2" draw:start-glue-point="1" draw:end-shape="id3" draw:end-glue-point="3" svg:d="m9935 12731h1049">
          <text:p/>
        </draw:connector>
        <draw:custom-shape draw:style-name="gr4" draw:text-style-name="P4" draw:id="id4" draw:layer="layout" svg:width="3.233cm" svg:height="0.808cm" svg:x="10.984cm" svg:y="9.337cm">
          <text:p text:style-name="P2"><text:span text:style-name="T2">md-sha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0.903cm" svg:y1="8.692cm" svg:x2="12.6cm" svg:y2="9.337cm" draw:start-shape="id1" draw:start-glue-point="2" draw:end-shape="id4" draw:end-glue-point="0" svg:d="m10903 8692 1697 645">
          <text:p/>
        </draw:connector>
        <draw:custom-shape draw:style-name="gr4" draw:text-style-name="P4" draw:id="id5" draw:layer="layout" svg:width="3.233cm" svg:height="0.808cm" svg:x="10.984cm" svg:y="10.792cm">
          <text:p text:style-name="P2"><text:span text:style-name="T2">crypto-bas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6cm" svg:y1="11.6cm" svg:x2="12.6cm" svg:y2="12.327cm" draw:start-shape="id5" draw:start-glue-point="2" draw:end-shape="id3" draw:end-glue-point="0" svg:d="m12600 11600v727">
          <text:p/>
        </draw:connector>
        <draw:connector draw:style-name="gr5" draw:text-style-name="P1" draw:layer="layout" draw:type="line" svg:x1="12.6cm" svg:y1="10.145cm" svg:x2="12.6cm" svg:y2="10.792cm" draw:start-shape="id4" draw:start-glue-point="2" draw:end-shape="id5" svg:d="m12600 10145v647">
          <text:p/>
        </draw:connector>
        <draw:custom-shape draw:style-name="gr4" draw:text-style-name="P4" draw:id="id6" draw:layer="layout" svg:width="3.232cm" svg:height="0.808cm" svg:x="15.268cm" svg:y="9.337cm">
          <text:p text:style-name="P2"><text:span text:style-name="T2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4.217cm" svg:y1="9.741cm" svg:x2="15.268cm" svg:y2="9.741cm" draw:start-shape="id4" draw:start-glue-point="1" draw:end-shape="id6" draw:end-glue-point="3" svg:d="m14217 9741h1051">
          <text:p/>
        </draw:connector>
        <draw:connector draw:style-name="gr5" draw:text-style-name="P1" draw:layer="layout" draw:type="line" svg:x1="12.519cm" svg:y1="8.287cm" svg:x2="15.268cm" svg:y2="8.287cm" draw:start-shape="id1" draw:start-glue-point="1" draw:end-shape="id7" draw:end-glue-point="3" svg:d="m12519 8287h2749">
          <text:p/>
        </draw:connector>
        <draw:connector draw:style-name="gr5" draw:text-style-name="P1" draw:layer="layout" draw:type="line" svg:x1="16.884cm" svg:y1="8.692cm" svg:x2="16.884cm" svg:y2="9.337cm" draw:start-shape="id7" draw:start-glue-point="2" draw:end-shape="id6" draw:end-glue-point="0" svg:d="m16884 8692v645">
          <text:p/>
        </draw:connector>
        <draw:custom-shape draw:style-name="gr6" draw:text-style-name="P4" draw:id="id8" draw:layer="layout" svg:width="3.233cm" svg:height="0.808cm" svg:x="14.944cm" svg:y="10.792cm">
          <text:p text:style-name="P2"><text:span text:style-name="T2">BouncyCas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4.217cm" svg:y1="11.196cm" svg:x2="14.944cm" svg:y2="11.196cm" draw:start-shape="id5" draw:start-glue-point="1" draw:end-shape="id8" draw:end-glue-point="3" svg:d="m14217 11196h727">
          <text:p/>
        </draw:connector>
        <draw:custom-shape draw:style-name="gr4" draw:text-style-name="P4" draw:id="id9" draw:layer="layout" svg:width="3.233cm" svg:height="0.808cm" svg:x="10.984cm" svg:y="3.762cm">
          <text:p text:style-name="P2"><text:span text:style-name="T2">md-s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10" draw:layer="layout" svg:width="3.233cm" svg:height="0.808cm" svg:x="14.944cm" svg:y="3.762cm">
          <text:p text:style-name="P2"><text:span text:style-name="T2">Sat4j core+p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4.217cm" svg:y1="4.166cm" svg:x2="14.944cm" svg:y2="4.166cm" draw:start-shape="id9" draw:start-glue-point="1" draw:end-shape="id10" draw:end-glue-point="3" svg:d="m14217 4166h727">
          <text:p/>
        </draw:connector>
        <draw:custom-shape draw:style-name="gr4" draw:text-style-name="P4" draw:id="id11" draw:layer="layout" svg:width="4.041cm" svg:height="0.808cm" svg:x="6.298cm" svg:y="1.5cm">
          <text:p text:style-name="P2"><text:span text:style-name="T2">mercury-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318cm" svg:y1="2.308cm" svg:x2="12.6cm" svg:y2="3.762cm" draw:start-shape="id11" draw:start-glue-point="2" draw:end-shape="id9" draw:end-glue-point="0" svg:d="m8318 2308 4282 1454">
          <text:p/>
        </draw:connector>
        <draw:connector draw:style-name="gr5" draw:text-style-name="P1" draw:layer="layout" draw:type="line" svg:x1="8.318cm" svg:y1="2.308cm" svg:x2="8.318cm" svg:y2="5.135cm" draw:start-shape="id11" draw:start-glue-point="2" draw:end-shape="id12" draw:end-glue-point="0" svg:d="m8318 2308v2827">
          <text:p/>
        </draw:connector>
        <draw:custom-shape draw:style-name="gr4" draw:text-style-name="P4" draw:id="id13" draw:layer="layout" svg:width="3.233cm" svg:height="0.808cm" svg:x="6.702cm" svg:y="10.792cm">
          <text:p text:style-name="P2"><text:span text:style-name="T2">transport-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318cm" svg:y1="11.6cm" svg:x2="8.318cm" svg:y2="12.327cm" draw:start-shape="id13" draw:start-glue-point="2" draw:end-shape="id2" draw:end-glue-point="0" svg:d="m8318 11600v727">
          <text:p/>
        </draw:connector>
        <draw:custom-shape draw:style-name="gr4" draw:text-style-name="P4" draw:id="id12" draw:layer="layout" svg:width="4.041cm" svg:height="0.809cm" svg:x="6.298cm" svg:y="5.135cm">
          <text:p text:style-name="P2"><text:span text:style-name="T2">repo-remote-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318cm" svg:y1="5.944cm" svg:x2="9.207cm" svg:y2="6.51cm" draw:start-shape="id12" draw:start-glue-point="2" draw:end-shape="id14" draw:end-glue-point="0" svg:d="m8318 5944 889 566">
          <text:p/>
        </draw:connector>
        <draw:connector draw:style-name="gr5" draw:text-style-name="P1" draw:layer="layout" draw:type="line" svg:x1="9.207cm" svg:y1="7.317cm" svg:x2="10.903cm" svg:y2="7.883cm" draw:start-shape="id14" draw:start-glue-point="2" draw:end-shape="id1" draw:end-glue-point="0" svg:d="m9207 7317 1696 566">
          <text:p/>
        </draw:connector>
        <draw:connector draw:style-name="gr5" draw:text-style-name="P1" draw:layer="layout" draw:type="line" svg:x1="8.318cm" svg:y1="5.944cm" svg:x2="8.318cm" svg:y2="10.792cm" draw:start-shape="id12" draw:start-glue-point="2" draw:end-shape="id13" draw:end-glue-point="0" svg:d="m8318 5944v4848">
          <text:p/>
        </draw:connector>
        <draw:connector draw:style-name="gr5" draw:text-style-name="P1" draw:layer="layout" draw:type="line" svg:x1="9.935cm" svg:y1="11.196cm" svg:x2="10.984cm" svg:y2="11.196cm" draw:start-shape="id13" draw:start-glue-point="1" draw:end-shape="id5" draw:end-glue-point="3" svg:d="m9935 11196h1049">
          <text:p/>
        </draw:connector>
        <draw:custom-shape draw:style-name="gr6" draw:text-style-name="P4" draw:id="id15" draw:layer="layout" svg:width="3.233cm" svg:height="0.808cm" svg:x="2.742cm" svg:y="10.792cm">
          <text:p text:style-name="P2"><text:span text:style-name="T2">Jetty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6.702cm" svg:y1="11.196cm" svg:x2="5.975cm" svg:y2="11.196cm" draw:start-shape="id13" draw:start-glue-point="3" draw:end-shape="id15" draw:end-glue-point="1" svg:d="m6702 11196h-727">
          <text:p/>
        </draw:connector>
        <draw:custom-shape draw:style-name="gr7" draw:text-style-name="P4" draw:layer="layout" svg:width="3.232cm" svg:height="0.808cm" svg:x="8.803cm" svg:y="13.862cm">
          <text:p text:style-name="P2"><text:span text:style-name="T2">logg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3.232cm" svg:height="0.808cm" svg:x="12.925cm" svg:y="13.862cm">
          <text:p text:style-name="P2"><text:span text:style-name="T2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7" draw:layer="layout" svg:width="3.232cm" svg:height="0.809cm" svg:x="15.268cm" svg:y="7.883cm">
          <text:p text:style-name="P2"><text:span text:style-name="T2">exter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id="id16" draw:layer="layout" svg:width="3.233cm" svg:height="0.809cm" svg:x="10.984cm" svg:y="5.135cm">
          <text:p text:style-name="P2"><text:span text:style-name="T2">repo-virtu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6cm" svg:y1="4.57cm" svg:x2="12.6cm" svg:y2="5.135cm" draw:start-shape="id9" draw:start-glue-point="2" draw:end-shape="id16" draw:end-glue-point="0" svg:d="m12600 4570v565">
          <text:p/>
        </draw:connector>
        <draw:custom-shape draw:style-name="gr4" draw:text-style-name="P4" draw:id="id17" draw:layer="layout" svg:width="3.233cm" svg:height="0.807cm" svg:x="10.984cm" svg:y="6.51cm">
          <text:p text:style-name="P2"><text:span text:style-name="T2">repo-cache-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6cm" svg:y1="5.944cm" svg:x2="12.6cm" svg:y2="6.51cm" draw:start-shape="id16" draw:start-glue-point="2" draw:end-shape="id17" draw:end-glue-point="0" svg:d="m12600 5944v566">
          <text:p/>
        </draw:connector>
        <draw:connector draw:style-name="gr5" draw:text-style-name="P1" draw:layer="layout" draw:type="line" svg:x1="12.6cm" svg:y1="7.317cm" svg:x2="10.903cm" svg:y2="7.883cm" draw:start-shape="id17" draw:start-glue-point="2" draw:end-shape="id1" draw:end-glue-point="0" svg:d="m12600 7317-1697 566">
          <text:p/>
        </draw:connector>
        <draw:custom-shape draw:style-name="gr7" draw:text-style-name="P4" draw:layer="layout" svg:width="3.232cm" svg:height="0.808cm" svg:x="4.682cm" svg:y="13.862cm">
          <text:p text:style-name="P2"><text:span text:style-name="T2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18" draw:layer="layout" svg:width="3.233cm" svg:height="0.809cm" svg:x="2.742cm" svg:y="2.631cm">
          <text:p text:style-name="P2"><text:span text:style-name="T2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8.318cm" svg:y1="2.308cm" svg:x2="5.975cm" svg:y2="3.035cm" draw:start-shape="id11" draw:start-glue-point="2" draw:end-shape="id18" draw:end-glue-point="1" svg:d="m8318 2308-2343 727">
          <text:p/>
        </draw:connector>
        <draw:custom-shape draw:style-name="gr4" draw:text-style-name="P4" draw:id="id19" draw:layer="layout" svg:width="4.202cm" svg:height="0.808cm" svg:x="10.5cm" svg:y="1.5cm">
          <text:p text:style-name="P2"><text:span text:style-name="T2">mercury-ant-tas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20" draw:layer="layout" svg:width="3.233cm" svg:height="0.809cm" svg:x="14.944cm" svg:y="2.631cm">
          <text:p text:style-name="P2"><text:span text:style-name="T2">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2.601cm" svg:y1="2.308cm" svg:x2="14.944cm" svg:y2="3.035cm" draw:start-shape="id19" draw:start-glue-point="2" draw:end-shape="id20" svg:d="m12601 2308 2343 727">
          <text:p/>
        </draw:connector>
        <draw:connector draw:style-name="gr5" draw:text-style-name="P1" draw:layer="layout" draw:type="line" svg:x1="12.601cm" svg:y1="2.308cm" svg:x2="12.6cm" svg:y2="3.762cm" draw:start-shape="id19" draw:start-glue-point="2" draw:end-shape="id9" draw:end-glue-point="0" svg:d="m12601 2308-1 1454">
          <text:p/>
        </draw:connector>
        <draw:connector draw:style-name="gr5" draw:text-style-name="P1" draw:layer="layout" draw:type="line" svg:x1="12.601cm" svg:y1="2.308cm" svg:x2="8.318cm" svg:y2="5.135cm" draw:start-shape="id19" draw:start-glue-point="2" draw:end-shape="id12" draw:end-glue-point="0" svg:d="m12601 2308-4283 2827">
          <text:p/>
        </draw:connector>
        <draw:custom-shape draw:style-name="gr4" draw:text-style-name="P4" draw:id="id14" draw:layer="layout" svg:width="3.232cm" svg:height="0.807cm" svg:x="7.591cm" svg:y="6.51cm">
          <text:p text:style-name="P2"><text:span text:style-name="T2">repo-local-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93cm" svg:height="0.809cm" svg:x="17.207cm" svg:y="4.812cm">
          <text:p text:style-name="P2"><text:span text:style-name="T1">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id="id21" draw:layer="layout" svg:width="3.4cm" svg:height="0.809cm" svg:x="15.2cm" svg:y="6.5cm">
          <text:p text:style-name="P2"><text:span text:style-name="T2">maven-mercu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6.9cm" svg:y1="7.309cm" svg:x2="16.884cm" svg:y2="7.883cm" draw:start-shape="id21" draw:start-glue-point="2" draw:end-shape="id7" draw:end-glue-point="0" svg:d="m16900 7309-16 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2-20T23:12:09</meta:creation-date>
    <dc:date>2008-12-23T23:30:11</dc:date>
    <meta:editing-cycles>11</meta:editing-cycles>
    <meta:editing-duration>PT2H36M12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